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10%"/>
    </style:style>
    <style:style style:name="P2" style:family="paragraph" style:parent-style-name="Text_20_body">
      <style:paragraph-properties fo:margin-left="3.521cm" fo:margin-right="0.026cm" fo:margin-top="0cm" fo:margin-bottom="0.199cm" loext:contextual-spacing="false" fo:line-height="108%" fo:text-indent="-3.521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rsid="000e8e9d" officeooo:paragraph-rsid="0010799b"/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paragraph-rsid="001dca13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493cm"/>
          <style:tab-stop style:position="3.5cm"/>
        </style:tab-stops>
      </style:paragraph-properties>
      <style:text-properties officeooo:paragraph-rsid="0015c29b"/>
    </style:style>
    <style:style style:name="P7" style:family="paragraph" style:parent-style-name="Text_20_body">
      <style:paragraph-properties fo:margin-left="3.521cm" fo:margin-right="-0.079cm" fo:margin-top="0cm" fo:margin-bottom="0.199cm" loext:contextual-spacing="false" fo:line-height="108%" fo:text-indent="-3.521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T1" style:family="text">
      <style:text-properties fo:color="#4c4c4c"/>
    </style:style>
    <style:style style:name="T2" style:family="text">
      <style:text-properties fo:color="#4c4c4c" officeooo:rsid="00236817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e9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0a549" style:font-style-asian="italic" style:font-style-complex="italic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1" style:family="text">
      <style:text-properties officeooo:rsid="0000a549"/>
    </style:style>
    <style:style style:name="T12" style:family="text">
      <style:text-properties officeooo:rsid="000a5f86"/>
    </style:style>
    <style:style style:name="T13" style:family="text">
      <style:text-properties officeooo:rsid="000e8e9d"/>
    </style:style>
    <style:style style:name="T14" style:family="text">
      <style:text-properties officeooo:rsid="000f1061"/>
    </style:style>
    <style:style style:name="T15" style:family="text">
      <style:text-properties officeooo:rsid="000f9681"/>
    </style:style>
    <style:style style:name="T16" style:family="text">
      <style:text-properties officeooo:rsid="0010799b"/>
    </style:style>
    <style:style style:name="T17" style:family="text">
      <style:text-properties officeooo:rsid="00124d02"/>
    </style:style>
    <style:style style:name="T18" style:family="text">
      <style:text-properties officeooo:rsid="0012912f"/>
    </style:style>
    <style:style style:name="T19" style:family="text">
      <style:text-properties officeooo:rsid="0015c29b"/>
    </style:style>
    <style:style style:name="T20" style:family="text">
      <style:text-properties officeooo:rsid="00198e50"/>
    </style:style>
    <style:style style:name="T21" style:family="text">
      <style:text-properties officeooo:rsid="0023454b"/>
    </style:style>
    <style:style style:name="T22" style:family="text">
      <style:text-properties officeooo:rsid="002812e8"/>
    </style:style>
    <style:style style:name="T23" style:family="text">
      <style:text-properties officeooo:rsid="002885ea"/>
    </style:style>
    <style:style style:name="T24" style:family="text">
      <style:text-properties officeooo:rsid="0028ca19"/>
    </style:style>
    <style:style style:name="T25" style:family="text">
      <style:text-properties officeooo:rsid="002aada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4">MyCoRe:<text:tab/><text:span text:style-name="T4">My</text:span> <text:span text:style-name="T4">Co</text:span>ntent <text:span text:style-name="T4">Re</text:span>pository, sprich ['maikɔːr]</text:p>
      <text:p text:style-name="P4">Lizenz:<text:tab/><text:span text:style-name="T4">Freie Software</text:span>, <text:span text:style-name="T21">lizenziert </text:span>unter der <text:span text:style-name="T6">GNU General Public License</text:span> (GPL) </text:p>
      <text:p text:style-name="P4">Entwickler:<text:tab/><text:span text:style-name="T4">MyCoRe-Community</text:span></text:p>
      <text:p text:style-name="P4">Homepage: <text:tab/><text:span text:style-name="T4">http://www.mycore.de</text:span></text:p>
      <text:p text:style-name="P4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4">Sprache:<text:tab/>Sprache der MyCoRe-Anwendung ist anpassbar, Dokumentation in deutsch</text:p>
      <text:p text:style-name="P3">LTS-Release:<text:tab/>201<text:span text:style-name="T22">6</text:span>.0<text:span text:style-name="T22">6</text:span> <text:span text:style-name="T16">(</text:span><text:span text:style-name="T8">Lo</text:span><text:span text:style-name="T6">ng Term Support</text:span><text:span text:style-name="T16">)</text:span></text:p>
      <text:p text:style-name="P4">Aktuelle Version:<text:tab/><text:span text:style-name="T11">2016.06</text:span></text:p>
      <text:p text:style-name="P4">Betriebssystem:<text:tab/>Windows, Unix, Linux, Mac OS X</text:p>
      <text:p text:style-name="P7">Systemanforderung:<text:tab/>Web Application Server: <text:line-break/>Apache Tomcat, Jetty oder <text:span text:style-name="T13">andere Servlet-Engine, Version 3.1</text:span><text:line-break/>Datenbank: <text:span text:style-name="T17">PostgreSQL, </text:span>MySQL, Oracle, HSQLDB, IBM DB2, <text:s/>oder eine andere relationale Datenbank, <text:span text:style-name="T24">die mit Hibernate verwendet werden kann</text:span><text:line-break/>Java <text:span text:style-name="T23">8</text:span> SDK <text:span text:style-name="T25">und für Entwicklung:</text:span> Apache Ant, <text:span text:style-name="T13">Maven,</text:span> SVN-Client <text:line-break/><text:span text:style-name="T13">Solr-Server</text:span></text:p>
      <text:p text:style-name="P5">Download:<text:tab/><text:span text:style-name="T15">http://mycore.de/download/ <text:s/><text:line-break/> <text:tab/>http://mycore.de/documentation/getting_started/mir.html</text:span></text:p>
      <text:p text:style-name="P6"><text:span text:style-name="T13">Beispielanwendung</text:span>:<text:tab/><text:span text:style-name="T5">MIR</text:span>, <text:span text:style-name="T19">das </text:span><text:span text:style-name="T9">M</text:span><text:span text:style-name="T10">ODS</text:span><text:span text:style-name="T9"> Institutional Repository, </text:span><text:span text:style-name="T18">http://mycore.de/mir</text:span></text:p>
      <text:p text:style-name="P2">Funktionalität:<text:tab/><text:span text:style-name="T13">Das </text:span>MyCoRe-<text:span text:style-name="T13">Framework</text:span> stellt alle Grundfunktionen von Dokumenten- und Publikationsservern bereit. Durch Anpassungen in XML, XSL <text:span text:style-name="T12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0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5">Es wird ein integrierter Bildbetrachter (Viewer) zum Anzeigen von Digitalisaten und Abbildungen bereitgestellt. </text:span>Unterstützt werden Standards in den Metadaten (<text:span text:style-name="T13">Dublin Core, </text:span><text:span text:style-name="T7">MODS</text:span>, XMetaDiss, Epicur) und in Klassifikationen (z.B. DDC). Metadatenmodelle sind anpassbar und erweiterbar. <text:span text:style-name="T6">Persistente Identifier</text:span> (URNs, <text:span text:style-name="T13">Handle</text:span>) sichern den dauerhaften Zugriff auf die Daten. Schnittstellen und Protokolle werden unterstützt, wie z.B. das <text:span text:style-name="T6">OAI Protocol for Metadata Harvesting</text:span>, das <text:span text:style-name="T6">Simple Web-service Offering Repository Deposit</text:span> (SWORD), <text:span text:style-name="T13">REST</text:span> oder über Suchmaschinen-Robots. Der Zugriff auf Daten in MyCoRe kann gezielt gesteuert werden über eine Benutzer- und Rechteverwaltung. <text:span text:style-name="T14">Weiterhin besteht die Möglichkeit über LDAP oder Shibboleth den Zugriff zu steuern und ü</text:span>ber <text:span text:style-name="T6">Access Control Listen</text:span> (ACLs) die Zugriffs- und Bearbeitungsrechte auf ein Objekt <text:span text:style-name="T14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236817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08-30T21:09:29.622000000</dc:date>
    <meta:editing-duration>PT17H27M24S</meta:editing-duration>
    <meta:editing-cycles>58</meta:editing-cycles>
    <meta:generator>LibreOffice/4.3.4.1$Windows_x86 LibreOffice_project/bc356b2f991740509f321d70e4512a6a54c5f243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5" meta:word-count="310" meta:character-count="2728" meta:non-whitespace-character-count="2416"/>
    <meta:user-defined meta:name="Info 1"/>
    <meta:user-defined meta:name="Info 2"/>
    <meta:user-defined meta:name="Info 3"/>
    <meta:user-defined meta:name="Info 4"/>
  </office:meta>
</office:document-meta>
</file>